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.334cm" svg:y="19.548cm">
            <draw:object draw:notify-on-update-of-ranges="Feuille1.A2:Feuille1.A7 Feuille1.B2:Feuille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9.001cm" svg:x="18.714cm" svg:y="19.718cm">
            <draw:object draw:notify-on-update-of-ranges="Feuille1.C2:Feuille1.C7 Feuille1.A2:Feuille1.A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051cm" svg:height="6.778cm" svg:x="19.699cm" svg:y="0cm">
            <draw:object draw:notify-on-update-of-ranges="Feuille1.A2:Feuille1.A7 Feuille1.D2:Feuille1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paisseu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33" calcext:value-type="float">
            <text:p>48033</text:p>
          </table:table-cell>
          <table:table-cell office:value-type="float" office:value="98900" calcext:value-type="float">
            <text:p>98900</text:p>
          </table:table-cell>
          <table:table-cell table:formula="of:=LN([.B2])" office:value-type="float" office:value="10.7796435536702" calcext:value-type="float">
            <text:p>10,7796435536702</text:p>
          </table:table-cell>
          <table:table-cell/>
          <table:table-cell office:value-type="string" calcext:value-type="string">
            <text:p><text:span text:style-name="T1">Régression</text:span>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16" calcext:value-type="float">
            <text:p>26816</text:p>
          </table:table-cell>
          <table:table-cell office:value-type="float" office:value="64365" calcext:value-type="float">
            <text:p>64365</text:p>
          </table:table-cell>
          <table:table-cell table:formula="of:=LN([.B3])" office:value-type="float" office:value="10.1967540032818" calcext:value-type="float">
            <text:p>10,1967540032818</text:p>
          </table:table-cell>
          <table:table-cell/>
          <table:table-cell office:value-type="string" calcext:value-type="string">
            <text:p>Modèle de régression</text:p>
          </table:table-cell>
          <table:table-cell office:value-type="string" calcext:value-type="string">
            <text:p>Linéair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56" calcext:value-type="float">
            <text:p>15056</text:p>
          </table:table-cell>
          <table:table-cell office:value-type="float" office:value="39727" calcext:value-type="float">
            <text:p>39727</text:p>
          </table:table-cell>
          <table:table-cell table:formula="of:=LN([.B4])" office:value-type="float" office:value="9.61953186182516" calcext:value-type="float">
            <text:p>9,6195318618251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70" calcext:value-type="float">
            <text:p>8370</text:p>
          </table:table-cell>
          <table:table-cell office:value-type="float" office:value="23558" calcext:value-type="float">
            <text:p>23558</text:p>
          </table:table-cell>
          <table:table-cell table:formula="of:=LN([.B5])" office:value-type="float" office:value="9.03240916348352" calcext:value-type="float">
            <text:p>9,03240916348352</text:p>
          </table:table-cell>
          <table:table-cell/>
          <table:table-cell office:value-type="string" calcext:value-type="string">
            <text:p>Sortie DROITEREG brut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95" calcext:value-type="float">
            <text:p>4695</text:p>
          </table:table-cell>
          <table:table-cell office:value-type="float" office:value="13565" calcext:value-type="float">
            <text:p>13565</text:p>
          </table:table-cell>
          <table:table-cell table:formula="of:=LN([.B6])" office:value-type="float" office:value="8.45425339164236" calcext:value-type="float">
            <text:p>8,45425339164236</text:p>
          </table:table-cell>
          <table:table-cell/>
          <table:table-cell table:number-matrix-columns-spanned="2" table:number-matrix-rows-spanned="5" table:formula="of:=LINEST([.$D$2:.$D$7] ; [.$A$2:.$A$7] ; 1 ; 1)" office:value-type="float" office:value="-0.116072007410017" calcext:value-type="float">
            <text:p>-0,116072007410017</text:p>
          </table:table-cell>
          <table:table-cell office:value-type="float" office:value="10.7780067884376" calcext:value-type="float">
            <text:p>10,778006788437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44" calcext:value-type="float">
            <text:p>2644</text:p>
          </table:table-cell>
          <table:table-cell office:value-type="float" office:value="8031" calcext:value-type="float">
            <text:p>8031</text:p>
          </table:table-cell>
          <table:table-cell table:formula="of:=LN([.B7])" office:value-type="float" office:value="7.88004820097158" calcext:value-type="float">
            <text:p>7,88004820097158</text:p>
          </table:table-cell>
          <table:table-cell/>
          <table:table-cell office:value-type="float" office:value="0.00016738938422576" calcext:value-type="float">
            <text:p>0,00016738938422576</text:p>
          </table:table-cell>
          <table:table-cell office:value-type="float" office:value="0.00253398264211641" calcext:value-type="float">
            <text:p>0,002533982642116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9991681266505" calcext:value-type="float">
            <text:p>0,999991681266505</text:p>
          </table:table-cell>
          <table:table-cell office:value-type="float" office:value="0.00350120016619617" calcext:value-type="float">
            <text:p>0,0035012001661961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0838.426596446" calcext:value-type="float">
            <text:p>480838,42659644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.89431102058355" calcext:value-type="float">
            <text:p>5,89431102058355</text:p>
          </table:table-cell>
          <table:table-cell office:value-type="float" office:value="0.0000490336104150884" calcext:value-type="float">
            <text:p>4,90336104150884E-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tatistiques de régress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^2</text:p>
          </table:table-cell>
          <table:table-cell table:formula="of:=[.$F$8]" office:value-type="float" office:value="0.999991681266505" calcext:value-type="float">
            <text:p>0,9999916812665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eur type</text:p>
          </table:table-cell>
          <table:table-cell table:formula="of:=[.$G$8]" office:value-type="float" office:value="0.00350120016619617" calcext:value-type="float">
            <text:p>0,0035012001661961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ombre de variable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bservations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^2 ajusté</text:p>
          </table:table-cell>
          <table:table-cell table:formula="of:=1 - (1 - [.$F$8])*([.$G$16] - 1)/([.$G$16] - [.$G$15] - 1)" office:value-type="float" office:value="0.999989601583131" calcext:value-type="float">
            <text:p>0,99998960158313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nalyse de la Variance (ANOVA)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écision F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égression</text:p>
          </table:table-cell>
          <table:table-cell table:formula="of:=[.$G$15]" office:value-type="float" office:value="1" calcext:value-type="float">
            <text:p>1</text:p>
          </table:table-cell>
          <table:table-cell table:formula="of:=[.$F$10]" office:value-type="float" office:value="5.89431102058355" calcext:value-type="float">
            <text:p>5,89431102058355</text:p>
          </table:table-cell>
          <table:table-cell table:formula="of:=[.$F$10] / [.$G$21]" office:value-type="float" office:value="5.89431102058355" calcext:value-type="float">
            <text:p>5,89431102058355</text:p>
          </table:table-cell>
          <table:table-cell table:formula="of:=[.$F$9]" office:value-type="float" office:value="480838.426596446" calcext:value-type="float">
            <text:p>480838,426596446</text:p>
          </table:table-cell>
          <table:table-cell table:formula="of:=LEGACY.FDIST([.$F$9] ; [.$G$21] ; [.$G$9])" office:value-type="float" office:value="0.00000000002595056957" calcext:value-type="float">
            <text:p>2,59505695697889E-1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ésidu</text:p>
          </table:table-cell>
          <table:table-cell table:formula="of:=[.$G$9]" office:value-type="float" office:value="4" calcext:value-type="float">
            <text:p>4</text:p>
          </table:table-cell>
          <table:table-cell table:formula="of:=[.$G$10]" office:value-type="float" office:value="0.0000490336104150884" calcext:value-type="float">
            <text:p>4,90336104150884E-05</text:p>
          </table:table-cell>
          <table:table-cell table:formula="of:=[.$G$10] / [.$G$9]" office:value-type="float" office:value="0.0000122584026037721" calcext:value-type="float">
            <text:p>1,22584026037721E-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$G$21] + [.$G$9]" office:value-type="float" office:value="5" calcext:value-type="float">
            <text:p>5</text:p>
          </table:table-cell>
          <table:table-cell table:formula="of:=[.$F$10] + [.$G$10]" office:value-type="float" office:value="5.89436005419396" calcext:value-type="float">
            <text:p>5,8943600541939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Niveau de confiance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oefficients</text:p>
          </table:table-cell>
          <table:table-cell office:value-type="string" calcext:value-type="string">
            <text:p>Erreur type</text:p>
          </table:table-cell>
          <table:table-cell office:value-type="string" calcext:value-type="string">
            <text:p>Statistique de Student</text:p>
          </table:table-cell>
          <table:table-cell office:value-type="string" calcext:value-type="string">
            <text:p>Valeur P</text:p>
          </table:table-cell>
          <table:table-cell table:formula="of:=COM.MICROSOFT.CONCAT(&quot;Inférieur &quot; ; INT([.$G$25] * 100) ; &quot;%&quot;)" office:value-type="string" office:string-value="Inférieur 95%" calcext:value-type="string">
            <text:p>Inférieur 95%</text:p>
          </table:table-cell>
          <table:table-cell table:formula="of:=COM.MICROSOFT.CONCAT(&quot;Supérieur &quot; ; INT([.$G$25] * 100) ; &quot;%&quot;)" office:value-type="string" office:string-value="Supérieur 95%" calcext:value-type="string">
            <text:p>Supérieur 95%</text:p>
          </table:table-cell>
        </table:table-row>
        <table:table-row table:style-name="ro1">
          <table:table-cell table:number-columns-repeated="5"/>
          <table:table-cell table:formula="of:=&quot;Intercepter&quot;" office:value-type="string" office:string-value="Intercepter" calcext:value-type="string">
            <text:p>Intercepter</text:p>
          </table:table-cell>
          <table:table-cell table:number-matrix-columns-spanned="1" table:number-matrix-rows-spanned="2" table:formula="of:=INDEX([.$F$6:.$G$6]; 1 ; ROW([.$G$29])+1 - ROW())" office:value-type="float" office:value="10.7780067884376" calcext:value-type="float">
            <text:p>10,7780067884376</text:p>
          </table:table-cell>
          <table:table-cell table:number-matrix-columns-spanned="1" table:number-matrix-rows-spanned="2" table:formula="of:=INDEX([.$F$7:.$G$7]; 1 ; ROW([.$H$29])+1 - ROW())" office:value-type="float" office:value="0.00253398264211641" calcext:value-type="float">
            <text:p>0,00253398264211641</text:p>
          </table:table-cell>
          <table:table-cell table:number-matrix-columns-spanned="1" table:number-matrix-rows-spanned="2" table:formula="of:=[.$G$28:.$G$29] / [.$H$28:.$H$29]" office:value-type="float" office:value="4253.38619503554" calcext:value-type="float">
            <text:p>4253,38619503554</text:p>
          </table:table-cell>
          <table:table-cell table:number-matrix-columns-spanned="1" table:number-matrix-rows-spanned="2" table:formula="of:=LEGACY.TDIST(ABS([.$I$28:.$I$29]) ; [.$G$9] ; 2 )" office:value-type="float" office:value="0.00000000000001833208" calcext:value-type="float">
            <text:p>1,83320832857137E-14</text:p>
          </table:table-cell>
          <table:table-cell table:number-matrix-columns-spanned="1" table:number-matrix-rows-spanned="2" table:formula="of:=[.$G$28:.$G$29] - [.$H$28:.$H$29] * TINV(1 - [.$G$25] ; [.$G$9])" office:value-type="float" office:value="10.7709713247343" calcext:value-type="float">
            <text:p>10,7709713247343</text:p>
          </table:table-cell>
          <table:table-cell table:number-matrix-columns-spanned="1" table:number-matrix-rows-spanned="2" table:formula="of:=[.$G$28:.$G$29] + [.$H$28:.$H$29] * TINV(1 - [.$G$25] ; [.$G$9])" office:value-type="float" office:value="10.785042252141" calcext:value-type="float">
            <text:p>10,785042252141</text:p>
          </table:table-cell>
        </table:table-row>
        <table:table-row table:style-name="ro1"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116072007410017" calcext:value-type="float">
            <text:p>-0,116072007410017</text:p>
          </table:table-cell>
          <table:table-cell office:value-type="float" office:value="0.00016738938422576" calcext:value-type="float">
            <text:p>0,00016738938422576</text:p>
          </table:table-cell>
          <table:table-cell office:value-type="float" office:value="-693.425141306865" calcext:value-type="float">
            <text:p>-693,425141306865</text:p>
          </table:table-cell>
          <table:table-cell office:value-type="float" office:value="0.00000000002595056957" calcext:value-type="float">
            <text:p>2,59505695697889E-11</text:p>
          </table:table-cell>
          <table:table-cell office:value-type="float" office:value="-0.116536754846512" calcext:value-type="float">
            <text:p>-0,116536754846512</text:p>
          </table:table-cell>
          <table:table-cell office:value-type="float" office:value="-0.115607259973521" calcext:value-type="float">
            <text:p>-0,11560725997352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Y prédit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ésidu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matrix-columns-spanned="1" table:number-matrix-rows-spanned="6" table:formula="of:=[.$A$2:.$A$7]" office:value-type="float" office:value="0" calcext:value-type="float">
            <text:p>0</text:p>
          </table:table-cell>
          <table:table-cell table:number-matrix-columns-spanned="1" table:number-matrix-rows-spanned="6" table:formula="of:=MMULT([.$F$32:.$F$37] ; [.$G$29]) + [.$G$28]" office:value-type="float" office:value="10.7780067884376" calcext:value-type="float">
            <text:p>10,7780067884376</text:p>
          </table:table-cell>
          <table:table-cell table:number-matrix-columns-spanned="1" table:number-matrix-rows-spanned="6" table:formula="of:=[.$D$2:.$D$7]" office:value-type="float" office:value="10.7796435536702" calcext:value-type="float">
            <text:p>10,7796435536702</text:p>
          </table:table-cell>
          <table:table-cell table:number-matrix-columns-spanned="1" table:number-matrix-rows-spanned="6" table:formula="of:=[.$H$32:.$H$37] - [.$G$32:.$G$37]" office:value-type="float" office:value="0.00163676523252398" calcext:value-type="float">
            <text:p>0,001636765232523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.1976467513876" calcext:value-type="float">
            <text:p>10,1976467513876</text:p>
          </table:table-cell>
          <table:table-cell office:value-type="float" office:value="10.1967540032818" calcext:value-type="float">
            <text:p>10,1967540032818</text:p>
          </table:table-cell>
          <table:table-cell office:value-type="float" office:value="-0.000892748105748353" calcext:value-type="float">
            <text:p>-0,0008927481057483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.61728671433747" calcext:value-type="float">
            <text:p>9,61728671433747</text:p>
          </table:table-cell>
          <table:table-cell office:value-type="float" office:value="9.61953186182516" calcext:value-type="float">
            <text:p>9,61953186182516</text:p>
          </table:table-cell>
          <table:table-cell office:value-type="float" office:value="0.00224514748768634" calcext:value-type="float">
            <text:p>0,002245147487686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.03692667728739" calcext:value-type="float">
            <text:p>9,03692667728739</text:p>
          </table:table-cell>
          <table:table-cell office:value-type="float" office:value="9.03240916348352" calcext:value-type="float">
            <text:p>9,03240916348352</text:p>
          </table:table-cell>
          <table:table-cell office:value-type="float" office:value="-0.00451751380386867" calcext:value-type="float">
            <text:p>-0,004517513803868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8.45656664023731" calcext:value-type="float">
            <text:p>8,45656664023731</text:p>
          </table:table-cell>
          <table:table-cell office:value-type="float" office:value="8.45425339164236" calcext:value-type="float">
            <text:p>8,45425339164236</text:p>
          </table:table-cell>
          <table:table-cell office:value-type="float" office:value="-0.00231324859494464" calcext:value-type="float">
            <text:p>-0,002313248594944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7.87620660318722" calcext:value-type="float">
            <text:p>7,87620660318722</text:p>
          </table:table-cell>
          <table:table-cell office:value-type="float" office:value="7.88004820097158" calcext:value-type="float">
            <text:p>7,88004820097158</text:p>
          </table:table-cell>
          <table:table-cell office:value-type="float" office:value="0.00384159778435222" calcext:value-type="float">
            <text:p>0,003841597784352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4T17:00:16.469484315</meta:creation-date>
    <dc:date>2026-03-04T17:33:27.959457247</dc:date>
    <meta:editing-duration>PT2M30S</meta:editing-duration>
    <meta:editing-cycles>1</meta:editing-cycles>
    <meta:document-statistic meta:table-count="1" meta:cell-count="121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A2:Feuille1.B7" svg:x="0.32cm" svg:y="0.18cm" svg:width="12.428cm" svg:height="8.64cm">
          <chart:coordinate-region svg:x="1.497cm" svg:y="0.379cm" svg:width="11.1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7" chart:class="chart:line">
            <chart:data-point chart:repeated="6"/>
          </chart:series>
          <chart:series chart:style-name="ch7" chart:values-cell-range-address="Feuille1.B2:Feuille1.B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48033">
                <text:p>48033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056">
                <text:p>1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644">
                <text:p>2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column-mapping="0" chart:style-name="ch1">
        <chart:legend chart:legend-position="end" svg:x="13.07cm" svg:y="4.202cm" style:legend-expansion="high" chart:style-name="ch2"/>
        <chart:plot-area chart:style-name="ch3" table:cell-range-address="Feuille1.A2:Feuille1.A7 Feuille1.C2:Feuille1.C7" chart:data-source-has-labels="column" svg:x="2.695cm" svg:y="-0.198cm" svg:width="13.262cm" svg:height="8.639cm">
          <chart:coordinate-region svg:x="4.057cm" svg:y="0cm" svg:width="11.7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7" chart:class="chart:scatter">
            <chart:domain table:cell-range-address="Feuille1.A2:Feuille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98900">
                <text:p>98900</text:p>
                <draw:g>
                  <svg:desc>Feuille1.C2:Feuille1.C7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4365">
                <text:p>6436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727">
                <text:p>3972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3558">
                <text:p>2355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3565">
                <text:p>1356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8031">
                <text:p>8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2cm" svg:height="6.779cm" xlink:href=".." xlink:type="simple" chart:class="chart:scatter" chart:style-name="ch1">
        <chart:legend chart:legend-position="end" svg:x="7.524cm" svg:y="3.09cm" style:legend-expansion="custom" svg:width="3.515cm" svg:height="0.598cm" style:legend-expansion-aspect-ratio="5.87792642140468" chart:style-name="ch2"/>
        <chart:plot-area chart:style-name="ch3" table:cell-range-address="Feuille1.A2:Feuille1.A7 Feuille1.D2:Feuille1.D7" chart:data-source-has-labels="row" svg:x="-0.053cm" svg:y="0.12cm" svg:width="11.657cm" svg:height="7.053cm">
          <chart:coordinate-region svg:x="0.568cm" svg:y="0.32cm" svg:width="10.942cm" svg:height="6.206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D2:Feuille1.D7" chart:label-cell-address="Feuille1.A2:Feuille1.A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5 10 15 20 25</text:p>
                <text:list>
                  <text:list-item>
                    <text:p>0</text:p>
                  </text:list-item>
                  <text:list-item>
                    <text:p>5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5</text:p>
                  </text:list-item>
                </text:list>
                <draw:g>
                  <svg:desc>Feuille1.A2:Feuille1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796435536702">
                <text:p>10.7796435536702</text:p>
                <draw:g>
                  <svg:desc>Feuille1.D2:Feuille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967540032818">
                <text:p>10.196754003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1953186182516">
                <text:p>9.61953186182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3240916348352">
                <text:p>9.03240916348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5425339164236">
                <text:p>8.45425339164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8004820097158">
                <text:p>7.88004820097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